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ab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abel</text:h>
                    <text:list>
                        <text:list-item>
                            <text:h text:style-name="Heading_20_2" text:outline-level="2">Description</text:h>
                        </text:list-item>
                    </text:list>
                </text:list-item>
            </text:list>

            <text:p text:style-name="Standard">A Widget used to display text.</text:p><text:p text:style-name="Standard">More info (<text:a xlink:type="simple" xlink:href="https://docs.lvgl.io/8.3/widgets/core/label.html" text:style-name="Internet_20_link" text:visited-style-name="Visited_20_Internet_20_Link">link</text:a>)</text:p>

            
                <text:list xml:id="list_Label2" text:continue-numbering="true" text:continue-list="list_Lab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abel3"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Label4" text:continue-numbering="true" text:continue-list="list_Label3"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ext:list xml:id="list_Label5" text:continue-numbering="true" text:continue-list="list_Label4" text:style-name="Outline">
                                                <text:list-item>
                                                    <text:list>
                                                        <text:list-item>
                                                            <text:list>
                                                                <text:list-item>
                                                                    <text:h text:style-name="Heading_20_3" text:outline-level="3">
                                                                        Preview value
                                                                        <text:s text:c="4"/>
                                                                        <text:span text:style-name="T2">String</text:span>
                                                                    </text:h>
                                                                </text:list-item>
                                                            </text:list>
                                                        </text:list-item>
                                                    </text:list>
                                                </text:list-item>
                                            </text:list>
                                            <text:p text:style-name="Standard">This is optional property. If specified then the content of the Label in the project editor will be this value not the expression entered in Text property.</text:p>,
                                            <text:list xml:id="list_Label6" text:continue-numbering="true" text:continue-list="list_Label5" text:style-name="Outline">
                                                <text:list-item>
                                                    <text:list>
                                                        <text:list-item>
                                                            <text:list>
                                                                <text:list-item>
                                                                    <text:h text:style-name="Heading_20_3" text:outline-level="3">
                                                                        Long mode
                                                                        <text:s text:c="4"/>
                                                                        <text:span text:style-name="T2">Enum</text:span>
                                                                    </text:h>
                                                                </text:list-item>
                                                            </text:list>
                                                        </text:list-item>
                                                    </text:list>
                                                </text:list-item>
                                            </text:list>
                                            <text:p text:style-name="Standard">If <text:span text:style-name="backtick">content</text:span> is selected for <text:span text:style-name="backtick">Width</text:span> and <text:span text:style-name="backtick">Height</text:span> then this item has no effect because the size of the Widget will be automatically set to fit the entire text, but if the size of the Widget is set manually (<text:span text:style-name="backtick">px</text:span> or <text:span text:style-name="backtick">%</text:span>) then using of this item defines one of the following ways in which the text will be split if it does not fit within the limits of the Widget:</text:p>
                    <text:list xml:id="list_Label7" text:style-name="List_20_1">
                        
                        <text:list-item>
                            <text:p text:style-name="List_20_1">
                                <text:span text:style-name="backtick">WRAP</text:span> – Wrap too long lines. If the <text:span text:style-name="backtick">Height</text:span> is set to <text:span text:style-name="backtick">content</text:span> it will be expanded, otherwise the text will be clipped (Default).
                            </text:p>
                            
                        </text:list-item>
                        
                    

                        <text:list-item>
                            <text:p text:style-name="List_20_1">
                                <text:span text:style-name="backtick">DOT</text:span> – Replaces the last 3 characters from bottom right corner of the label with dots.
                            </text:p>
                            
                        </text:list-item>
                        
                    

                        <text:list-item>
                            <text:p text:style-name="List_20_1">
                                <text:span text:style-name="backtick">SCROLL</text:span> – If the text is wider than the label scroll it horizontally back and forth. If it's higher, scroll vertically. Only one direction is scrolled and horizontal scrolling has higher precedence.
                            </text:p>
                            
                        </text:list-item>
                        
                    

                        <text:list-item>
                            <text:p text:style-name="List_20_1">
                                <text:span text:style-name="backtick">SCROLL_CIRCULAR</text:span> – If the text is wider than the label scroll it horizontally continuously. If it's higher, scroll vertically. Only one direction is scrolled and horizontal scrolling has higher precedence.
                            </text:p>
                            
                        </text:list-item>
                        
                    

                        <text:list-item>
                            <text:p text:style-name="List_20_1">
                                <text:span text:style-name="backtick">CLIP</text:span> – Simply clip the parts of the text outside the label.
                            </text:p>
                            
                        </text:list-item>
                        
                    
                    </text:list>
                ,
                                            <text:list xml:id="list_Label8" text:continue-numbering="true" text:continue-list="list_Label6" text:style-name="Outline">
                                                <text:list-item>
                                                    <text:list>
                                                        <text:list-item>
                                                            <text:list>
                                                                <text:list-item>
                                                                    <text:h text:style-name="Heading_20_3" text:outline-level="3">
                                                                        Recolor
                                                                        <text:s text:c="4"/>
                                                                        <text:span text:style-name="T2">Boolean</text:span>
                                                                    </text:h>
                                                                </text:list-item>
                                                            </text:list>
                                                        </text:list-item>
                                                    </text:list>
                                                </text:list-item>
                                            </text:list>
                                            <text:p text:style-name="Standard">If this is enabled then, in the text, we can use commands to recolor parts of the text. For example: "Write a #ff0000 red# wor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abel9" text:continue-numbering="true" text:continue-list="list_Labe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abel10" text:continue-numbering="true" text:continue-list="list_Label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abel11" text:continue-numbering="true" text:continue-list="list_Label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abel12" text:continue-numbering="true" text:continue-list="list_Label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abel13" text:continue-numbering="true" text:continue-list="list_Label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abel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abel15" text:continue-numbering="true" text:continue-list="list_Label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abel16" text:continue-numbering="true" text:continue-list="list_Label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abel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abel18" text:continue-numbering="true" text:continue-list="list_Label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abel19" text:continue-numbering="true" text:continue-list="list_Label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abel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abel21" text:continue-numbering="true" text:continue-list="list_Label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abel22" text:continue-numbering="true" text:continue-list="list_Label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abel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abel24" text:continue-numbering="true" text:continue-list="list_Label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abel25" text:continue-numbering="true" text:continue-list="list_Label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abel26" text:continue-numbering="true" text:continue-list="list_Label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abel27" text:continue-numbering="true" text:continue-list="list_Label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abel28" text:continue-numbering="true" text:continue-list="list_Label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abel29" text:continue-numbering="true" text:continue-list="list_Label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abel30" text:continue-numbering="true" text:continue-list="list_Label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abel31" text:continue-numbering="true" text:continue-list="list_Label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abel32" text:continue-numbering="true" text:continue-list="list_Label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abel33" text:continue-numbering="true" text:continue-list="list_Label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abel34" text:continue-numbering="true" text:continue-list="list_Label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abel35" text:continue-numbering="true" text:continue-list="list_Label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abel36" text:continue-numbering="true" text:continue-list="list_Label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abel37" text:continue-numbering="true" text:continue-list="list_Label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abel38" text:continue-numbering="true" text:continue-list="list_Label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Label39" text:continue-numbering="true" text:continue-list="list_Labe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abel40" text:continue-numbering="true" text:continue-list="list_Labe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abel41" text:continue-numbering="true" text:continue-list="list_Labe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abel42" text:continue-numbering="true" text:continue-list="list_Labe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abel43" text:continue-numbering="true" text:continue-list="list_Labe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abel44" text:continue-numbering="true" text:continue-list="list_Labe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abel45" text:continue-numbering="true" text:continue-list="list_Labe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abel46" text:continue-numbering="true" text:continue-list="list_Labe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abel47" text:continue-numbering="true" text:continue-list="list_Labe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abel48" text:continue-numbering="true" text:continue-list="list_Labe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abel49" text:continue-numbering="true" text:continue-list="list_Label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abel50" text:continue-numbering="true" text:continue-list="list_Label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abel51" text:continue-numbering="true" text:continue-list="list_Label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abel52" text:continue-numbering="true" text:continue-list="list_Label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abel53" text:continue-numbering="true" text:continue-list="list_Label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abel54" text:continue-numbering="true" text:continue-list="list_Label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abel55" text:continue-numbering="true" text:continue-list="list_Label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abel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abel57" text:continue-numbering="true" text:continue-list="list_Label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abel58" text:continue-numbering="true" text:continue-list="list_Label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abel59" text:continue-numbering="true" text:continue-list="list_Label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